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40.34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70.44pt"/>
    </style:style>
    <style:style style:name="co6" style:family="table-column">
      <style:table-column-properties fo:break-before="auto" style:column-width="81.3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85.8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76.31pt"/>
    </style:style>
    <style:style style:name="co11" style:family="table-column">
      <style:table-column-properties fo:break-before="auto" style:column-width="56.0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_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7" table:default-cell-style-name="Default"/>
        <table:table-row table:style-name="ro1">
          <table:table-cell office:value-type="string" calcext:value-type="string">
            <text:p>FUNCION</text:p>
          </table:table-cell>
          <table:table-cell office:value-type="string" calcext:value-type="string">
            <text:p>DIMENSIONES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VECINOS</text:p>
          </table:table-cell>
          <table:table-cell office:value-type="string" calcext:value-type="string">
            <text:p>TLISTA TABU</text:p>
          </table:table-cell>
          <table:table-cell office:value-type="string" calcext:value-type="string">
            <text:p>MAX F.O.</text:p>
          </table:table-cell>
          <table:table-cell office:value-type="string" calcext:value-type="string">
            <text:p>MIN F.O.</text:p>
          </table:table-cell>
          <table:table-cell office:value-type="string" calcext:value-type="string">
            <text:p>PROMEDIO F.O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3843.8473" calcext:value-type="float">
            <text:p>93843.8473</text:p>
          </table:table-cell>
          <table:table-cell office:value-type="float" office:value="50298.4919" calcext:value-type="float">
            <text:p>50298.4919</text:p>
          </table:table-cell>
          <table:table-cell office:value-type="float" office:value="69056.0132" calcext:value-type="float">
            <text:p>69056.01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4123.2154" calcext:value-type="float">
            <text:p>104123.2154</text:p>
          </table:table-cell>
          <table:table-cell office:value-type="float" office:value="29766.249" calcext:value-type="float">
            <text:p>29766.249</text:p>
          </table:table-cell>
          <table:table-cell office:value-type="float" office:value="71173.6989" calcext:value-type="float">
            <text:p>71173.6989</text:p>
          </table:table-cell>
          <table:table-cell/>
          <table:table-cell table:style-name="ce3" office:value-type="string" calcext:value-type="string" table:number-columns-spanned="7" table:number-rows-spanned="1">
            <text:p>SPHERE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80516.1438" calcext:value-type="float">
            <text:p>80516.1438</text:p>
          </table:table-cell>
          <table:table-cell office:value-type="float" office:value="51838.2985" calcext:value-type="float">
            <text:p>51838.2985</text:p>
          </table:table-cell>
          <table:table-cell office:value-type="float" office:value="66411.8519" calcext:value-type="float">
            <text:p>66411.8519</text:p>
          </table:table-cell>
          <table:table-cell/>
          <table:table-cell table:style-name="ce4"/>
          <table:table-cell table:style-name="ce3" office:value-type="string" calcext:value-type="string" table:number-columns-spanned="3" table:number-rows-spanned="1">
            <text:p>RANDOM SEARCH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TABU SEARCH</text:p>
          </table:table-cell>
          <table:covered-table-cell table:number-columns-repeated="2" table:style-name="ce5"/>
          <table:table-cell/>
          <table:table-cell office:value-type="string" calcext:value-type="string">
            <text:p>Random search trabaja en base de reinicios, lo cual hace que la incertidumbre de encontrar el valor optimo sea alta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9115.4548" calcext:value-type="float">
            <text:p>89115.4548</text:p>
          </table:table-cell>
          <table:table-cell office:value-type="float" office:value="46274.6698" calcext:value-type="float">
            <text:p>46274.6698</text:p>
          </table:table-cell>
          <table:table-cell office:value-type="float" office:value="66269.539" calcext:value-type="float">
            <text:p>66269.539</text:p>
          </table:table-cell>
          <table:table-cell/>
          <table:table-cell table:style-name="ce5" office:value-type="string" calcext:value-type="string">
            <text:p>Radio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/>
          <table:table-cell office:value-type="string" calcext:value-type="string">
            <text:p>En busqueda tabu se obtiene resultados optimos en combinaciones de parametros con valores altos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82656.9507" calcext:value-type="float">
            <text:p>82656.9507</text:p>
          </table:table-cell>
          <table:table-cell office:value-type="float" office:value="44620.0659" calcext:value-type="float">
            <text:p>44620.0659</text:p>
          </table:table-cell>
          <table:table-cell office:value-type="float" office:value="64792.0407" calcext:value-type="float">
            <text:p>64792.0407</text:p>
          </table:table-cell>
          <table:table-cell/>
          <table:table-cell table:style-name="ce5" office:value-type="string" calcext:value-type="string">
            <text:p>Vecinos</text:p>
          </table:table-cell>
          <table:table-cell table:style-name="ce4" table:number-columns-repeated="3"/>
          <table:table-cell table:number-columns-repeated="3" table:style-name="ce4" office:value-type="float" office:value="20" calcext:value-type="float">
            <text:p>20</text:p>
          </table:table-cell>
          <table:table-cell/>
          <table:table-cell office:value-type="string" calcext:value-type="string">
            <text:p>Random search es ineficiente en cuanto a rendimiento, una cantidad alta de iteraciones sobre el algoritmo no garantiza encontrar una solución optima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86111.7972" calcext:value-type="float">
            <text:p>86111.7972</text:p>
          </table:table-cell>
          <table:table-cell office:value-type="float" office:value="39207.7577" calcext:value-type="float">
            <text:p>39207.7577</text:p>
          </table:table-cell>
          <table:table-cell office:value-type="float" office:value="63130.3477" calcext:value-type="float">
            <text:p>63130.3477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table:number-columns-repeated="3"/>
          <table:table-cell table:number-columns-repeated="3" table:style-name="ce4" office:value-type="float" office:value="50" calcext:value-type="float">
            <text:p>50</text:p>
          </table:table-cell>
          <table:table-cell/>
          <table:table-cell office:value-type="string" calcext:value-type="string">
            <text:p>En funciones como Esfera y Ackley se logró obtener los resultados mas cercanos a cero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3614.2483" calcext:value-type="float">
            <text:p>23614.2483</text:p>
          </table:table-cell>
          <table:table-cell office:value-type="float" office:value="1865.1232" calcext:value-type="float">
            <text:p>1865.1232</text:p>
          </table:table-cell>
          <table:table-cell office:value-type="float" office:value="11688.4046" calcext:value-type="float">
            <text:p>11688.4046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3426.8836" calcext:value-type="float">
            <text:p>23426.8836</text:p>
          </table:table-cell>
          <table:table-cell office:value-type="float" office:value="1936.9173" calcext:value-type="float">
            <text:p>1936.9173</text:p>
          </table:table-cell>
          <table:table-cell office:value-type="float" office:value="12052.2875" calcext:value-type="float">
            <text:p>12052.2875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4" office:value-type="float" office:value="24071.5427" calcext:value-type="float">
            <text:p>24071.5427</text:p>
          </table:table-cell>
          <table:table-cell table:style-name="ce4" office:value-type="float" office:value="96823.254" calcext:value-type="float">
            <text:p>96823.254</text:p>
          </table:table-cell>
          <table:table-cell table:style-name="ce4" office:value-type="float" office:value="233152.5766" calcext:value-type="float">
            <text:p>233152.5766</text:p>
          </table:table-cell>
          <table:table-cell table:style-name="ce6" office:value-type="float" office:value="8.9018" calcext:value-type="float">
            <text:p>8.9018</text:p>
          </table:table-cell>
          <table:table-cell table:style-name="ce6" office:value-type="float" office:value="9119.5627" calcext:value-type="float">
            <text:p>9119.5627</text:p>
          </table:table-cell>
          <table:table-cell table:style-name="ce4" office:value-type="float" office:value="88450.8" calcext:value-type="float">
            <text:p>88450.8</text:p>
          </table:table-cell>
          <table:table-cell/>
          <table:table-cell office:value-type="string" calcext:value-type="string">
            <text:p>RandomSearch obtuvo mejores resultados en la función Schwefel</text:p>
          </table:table-cell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4868.3474" calcext:value-type="float">
            <text:p>24868.3474</text:p>
          </table:table-cell>
          <table:table-cell office:value-type="float" office:value="2953.7058" calcext:value-type="float">
            <text:p>2953.7058</text:p>
          </table:table-cell>
          <table:table-cell office:value-type="float" office:value="11436.7212" calcext:value-type="float">
            <text:p>11436.72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770.3154" calcext:value-type="float">
            <text:p>17770.3154</text:p>
          </table:table-cell>
          <table:table-cell office:value-type="float" office:value="975.4455" calcext:value-type="float">
            <text:p>975.4455</text:p>
          </table:table-cell>
          <table:table-cell office:value-type="float" office:value="6977.1616" calcext:value-type="float">
            <text:p>6977.1616</text:p>
          </table:table-cell>
          <table:table-cell/>
          <table:table-cell table:style-name="ce3" office:value-type="string" calcext:value-type="string" table:number-columns-spanned="7" table:number-rows-spanned="1">
            <text:p>SCHWEFEL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7619.0485" calcext:value-type="float">
            <text:p>27619.0485</text:p>
          </table:table-cell>
          <table:table-cell office:value-type="float" office:value="504.7753" calcext:value-type="float">
            <text:p>504.7753</text:p>
          </table:table-cell>
          <table:table-cell office:value-type="float" office:value="6754.5495" calcext:value-type="float">
            <text:p>6754.5495</text:p>
          </table:table-cell>
          <table:table-cell/>
          <table:table-cell table:style-name="ce4"/>
          <table:table-cell table:style-name="ce3" office:value-type="string" calcext:value-type="string" table:number-columns-spanned="3" table:number-rows-spanned="1">
            <text:p>RANDOM SEARCH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TABU SEARCH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4425.6989" calcext:value-type="float">
            <text:p>24425.6989</text:p>
          </table:table-cell>
          <table:table-cell office:value-type="float" office:value="321.457" calcext:value-type="float">
            <text:p>321.457</text:p>
          </table:table-cell>
          <table:table-cell office:value-type="float" office:value="8703.9065" calcext:value-type="float">
            <text:p>8703.9065</text:p>
          </table:table-cell>
          <table:table-cell/>
          <table:table-cell table:style-name="ce5" office:value-type="string" calcext:value-type="string">
            <text:p>Radio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41.3432" calcext:value-type="float">
            <text:p>241.3432</text:p>
          </table:table-cell>
          <table:table-cell office:value-type="float" office:value="5.3334" calcext:value-type="float">
            <text:p>5.3334</text:p>
          </table:table-cell>
          <table:table-cell office:value-type="float" office:value="20.0078" calcext:value-type="float">
            <text:p>20.0078</text:p>
          </table:table-cell>
          <table:table-cell/>
          <table:table-cell table:style-name="ce5" office:value-type="string" calcext:value-type="string">
            <text:p>Vecinos</text:p>
          </table:table-cell>
          <table:table-cell table:style-name="ce4" table:number-columns-repeated="3"/>
          <table:table-cell table:number-columns-repeated="2"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20.6745" calcext:value-type="float">
            <text:p>120.6745</text:p>
          </table:table-cell>
          <table:table-cell office:value-type="float" office:value="3.9383" calcext:value-type="float">
            <text:p>3.9383</text:p>
          </table:table-cell>
          <table:table-cell office:value-type="float" office:value="19.9558" calcext:value-type="float">
            <text:p>19.9558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table:number-columns-repeated="3"/>
          <table:table-cell table:number-columns-repeated="3"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9.5422" calcext:value-type="float">
            <text:p>29.5422</text:p>
          </table:table-cell>
          <table:table-cell office:value-type="float" office:value="4.1152" calcext:value-type="float">
            <text:p>4.1152</text:p>
          </table:table-cell>
          <table:table-cell office:value-type="float" office:value="12.0122" calcext:value-type="float">
            <text:p>12.0122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phere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.9315" calcext:value-type="float">
            <text:p>13.9315</text:p>
          </table:table-cell>
          <table:table-cell table:style-name="ce1" office:value-type="float" office:value="5.2558" calcext:value-type="float">
            <text:p>5.2558</text:p>
          </table:table-cell>
          <table:table-cell table:style-name="ce1" office:value-type="float" office:value="8.9018" calcext:value-type="float">
            <text:p>8.9018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6" office:value-type="float" office:value="27159.7573" calcext:value-type="float">
            <text:p>27159.7573</text:p>
          </table:table-cell>
          <table:table-cell table:style-name="ce6" office:value-type="float" office:value="158382.3881" calcext:value-type="float">
            <text:p>158382.3881</text:p>
          </table:table-cell>
          <table:table-cell table:style-name="ce6" office:value-type="float" office:value="603052.649" calcext:value-type="float">
            <text:p>603052.649</text:p>
          </table:table-cell>
          <table:table-cell table:style-name="ce6" office:value-type="float" office:value="919.2703" calcext:value-type="float">
            <text:p>919.2703</text:p>
          </table:table-cell>
          <table:table-cell table:style-name="ce6" office:value-type="float" office:value="39124.5051" calcext:value-type="float">
            <text:p>39124.5051</text:p>
          </table:table-cell>
          <table:table-cell table:style-name="ce6" office:value-type="float" office:value="326911.1279" calcext:value-type="float">
            <text:p>326911.12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.8505" calcext:value-type="float">
            <text:p>14.8505</text:p>
          </table:table-cell>
          <table:table-cell office:value-type="float" office:value="3.0721" calcext:value-type="float">
            <text:p>3.0721</text:p>
          </table:table-cell>
          <table:table-cell office:value-type="float" office:value="9.8055" calcext:value-type="float">
            <text:p>9.80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3.6128" calcext:value-type="float">
            <text:p>13.6128</text:p>
          </table:table-cell>
          <table:table-cell office:value-type="float" office:value="5.0895" calcext:value-type="float">
            <text:p>5.0895</text:p>
          </table:table-cell>
          <table:table-cell office:value-type="float" office:value="9.0893" calcext:value-type="float">
            <text:p>9.0893</text:p>
          </table:table-cell>
          <table:table-cell/>
          <table:table-cell table:style-name="ce3" office:value-type="string" calcext:value-type="string" table:number-columns-spanned="7" table:number-rows-spanned="1">
            <text:p>RASTRIGIN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1208.001" calcext:value-type="float">
            <text:p>211208.001</text:p>
          </table:table-cell>
          <table:table-cell office:value-type="float" office:value="121354.3148" calcext:value-type="float">
            <text:p>121354.3148</text:p>
          </table:table-cell>
          <table:table-cell office:value-type="float" office:value="169309.5664" calcext:value-type="float">
            <text:p>169309.5664</text:p>
          </table:table-cell>
          <table:table-cell/>
          <table:table-cell table:style-name="ce4"/>
          <table:table-cell table:style-name="ce3" office:value-type="string" calcext:value-type="string" table:number-columns-spanned="3" table:number-rows-spanned="1">
            <text:p>RANDOM SEARCH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TABU SEARCH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3136.9328" calcext:value-type="float">
            <text:p>213136.9328</text:p>
          </table:table-cell>
          <table:table-cell office:value-type="float" office:value="133455.5877" calcext:value-type="float">
            <text:p>133455.5877</text:p>
          </table:table-cell>
          <table:table-cell office:value-type="float" office:value="168375.7699" calcext:value-type="float">
            <text:p>168375.7699</text:p>
          </table:table-cell>
          <table:table-cell/>
          <table:table-cell table:style-name="ce5" office:value-type="string" calcext:value-type="string">
            <text:p>Radio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0529.4024" calcext:value-type="float">
            <text:p>200529.4024</text:p>
          </table:table-cell>
          <table:table-cell office:value-type="float" office:value="120517.8975" calcext:value-type="float">
            <text:p>120517.8975</text:p>
          </table:table-cell>
          <table:table-cell office:value-type="float" office:value="165910.0865" calcext:value-type="float">
            <text:p>165910.0865</text:p>
          </table:table-cell>
          <table:table-cell/>
          <table:table-cell table:style-name="ce5" office:value-type="string" calcext:value-type="string">
            <text:p>Vecinos</text:p>
          </table:table-cell>
          <table:table-cell table:style-name="ce4" table:number-columns-repeated="3"/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6752.5708" calcext:value-type="float">
            <text:p>206752.5708</text:p>
          </table:table-cell>
          <table:table-cell office:value-type="float" office:value="114921.0731" calcext:value-type="float">
            <text:p>114921.0731</text:p>
          </table:table-cell>
          <table:table-cell office:value-type="float" office:value="166761.9141" calcext:value-type="float">
            <text:p>166761.9141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table:number-columns-repeated="3"/>
          <table:table-cell table:style-name="ce4" office:value-type="float" office:value="50" calcext:value-type="float">
            <text:p>5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33577.9061" calcext:value-type="float">
            <text:p>233577.9061</text:p>
          </table:table-cell>
          <table:table-cell office:value-type="float" office:value="126558.129" calcext:value-type="float">
            <text:p>126558.129</text:p>
          </table:table-cell>
          <table:table-cell office:value-type="float" office:value="170024.2867" calcext:value-type="float">
            <text:p>170024.2867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95848.6177" calcext:value-type="float">
            <text:p>195848.6177</text:p>
          </table:table-cell>
          <table:table-cell office:value-type="float" office:value="133007.6366" calcext:value-type="float">
            <text:p>133007.6366</text:p>
          </table:table-cell>
          <table:table-cell office:value-type="float" office:value="162138.7473" calcext:value-type="float">
            <text:p>162138.7473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6" office:value-type="float" office:value="25028.0101" calcext:value-type="float">
            <text:p>25028.0101</text:p>
          </table:table-cell>
          <table:table-cell table:style-name="ce6" office:value-type="float" office:value="96200.1525" calcext:value-type="float">
            <text:p>96200.1525</text:p>
          </table:table-cell>
          <table:table-cell table:style-name="ce6" office:value-type="float" office:value="234251.0747" calcext:value-type="float">
            <text:p>234251.0747</text:p>
          </table:table-cell>
          <table:table-cell table:style-name="ce6" office:value-type="float" office:value="352.8521" calcext:value-type="float">
            <text:p>352.8521</text:p>
          </table:table-cell>
          <table:table-cell table:style-name="ce6" office:value-type="float" office:value="13414.7023" calcext:value-type="float">
            <text:p>13414.7023</text:p>
          </table:table-cell>
          <table:table-cell table:style-name="ce6" office:value-type="float" office:value="92641.9301" calcext:value-type="float">
            <text:p>92641.9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9393.0482" calcext:value-type="float">
            <text:p>109393.0482</text:p>
          </table:table-cell>
          <table:table-cell office:value-type="float" office:value="28901.0505" calcext:value-type="float">
            <text:p>28901.0505</text:p>
          </table:table-cell>
          <table:table-cell office:value-type="float" office:value="63292.8677" calcext:value-type="float">
            <text:p>63292.8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8032.021" calcext:value-type="float">
            <text:p>108032.021</text:p>
          </table:table-cell>
          <table:table-cell office:value-type="float" office:value="52122.8299" calcext:value-type="float">
            <text:p>52122.8299</text:p>
          </table:table-cell>
          <table:table-cell office:value-type="float" office:value="71300.8194" calcext:value-type="float">
            <text:p>71300.8194</text:p>
          </table:table-cell>
          <table:table-cell/>
          <table:table-cell table:style-name="ce3" office:value-type="string" calcext:value-type="string" table:number-columns-spanned="7" table:number-rows-spanned="1">
            <text:p>ACKLEY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02708.7175" calcext:value-type="float">
            <text:p>102708.7175</text:p>
          </table:table-cell>
          <table:table-cell office:value-type="float" office:value="40840.8192" calcext:value-type="float">
            <text:p>40840.8192</text:p>
          </table:table-cell>
          <table:table-cell office:value-type="float" office:value="69020.1278" calcext:value-type="float">
            <text:p>69020.1278</text:p>
          </table:table-cell>
          <table:table-cell/>
          <table:table-cell table:style-name="ce4"/>
          <table:table-cell table:style-name="ce3" office:value-type="string" calcext:value-type="string" table:number-columns-spanned="3" table:number-rows-spanned="1">
            <text:p>RANDOM SEARCH</text:p>
          </table:table-cell>
          <table:covered-table-cell table:number-columns-repeated="2" table:style-name="ce5"/>
          <table:table-cell table:style-name="ce3" office:value-type="string" calcext:value-type="string" table:number-columns-spanned="3" table:number-rows-spanned="1">
            <text:p>TABU SEARCH</text:p>
          </table:table-cell>
          <table:covered-table-cell table:number-columns-repeated="2" table:style-name="ce5"/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2851.4416" calcext:value-type="float">
            <text:p>82851.4416</text:p>
          </table:table-cell>
          <table:table-cell office:value-type="float" office:value="25790.7688" calcext:value-type="float">
            <text:p>25790.7688</text:p>
          </table:table-cell>
          <table:table-cell office:value-type="float" office:value="57770.3614" calcext:value-type="float">
            <text:p>57770.3614</text:p>
          </table:table-cell>
          <table:table-cell/>
          <table:table-cell table:style-name="ce5" office:value-type="string" calcext:value-type="string">
            <text:p>Radio</text:p>
          </table:table-cell>
          <table:table-cell table:style-name="ce4" table:number-columns-repeated="3"/>
          <table:table-cell table:number-columns-repeated="3"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4990.4661" calcext:value-type="float">
            <text:p>104990.4661</text:p>
          </table:table-cell>
          <table:table-cell office:value-type="float" office:value="17658.8771" calcext:value-type="float">
            <text:p>17658.8771</text:p>
          </table:table-cell>
          <table:table-cell office:value-type="float" office:value="53635.5214" calcext:value-type="float">
            <text:p>53635.5214</text:p>
          </table:table-cell>
          <table:table-cell/>
          <table:table-cell table:style-name="ce5" office:value-type="string" calcext:value-type="string">
            <text:p>Vecinos</text:p>
          </table:table-cell>
          <table:table-cell table:style-name="ce4" table:number-columns-repeated="3"/>
          <table:table-cell table:number-columns-repeated="3" table:style-name="ce4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8712.3261" calcext:value-type="float">
            <text:p>98712.3261</text:p>
          </table:table-cell>
          <table:table-cell office:value-type="float" office:value="36252.1342" calcext:value-type="float">
            <text:p>36252.1342</text:p>
          </table:table-cell>
          <table:table-cell office:value-type="float" office:value="56383.1575" calcext:value-type="float">
            <text:p>56383.1575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table:number-columns-repeated="3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302.6171" calcext:value-type="float">
            <text:p>32302.6171</text:p>
          </table:table-cell>
          <table:table-cell office:value-type="float" office:value="4130.2422" calcext:value-type="float">
            <text:p>4130.2422</text:p>
          </table:table-cell>
          <table:table-cell office:value-type="float" office:value="15038.212" calcext:value-type="float">
            <text:p>15038.212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7235.4399" calcext:value-type="float">
            <text:p>47235.4399</text:p>
          </table:table-cell>
          <table:table-cell office:value-type="float" office:value="3988.9559" calcext:value-type="float">
            <text:p>3988.9559</text:p>
          </table:table-cell>
          <table:table-cell office:value-type="float" office:value="17968.0528" calcext:value-type="float">
            <text:p>17968.0528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6" office:value-type="float" office:value="20.9674" calcext:value-type="float">
            <text:p>20.9674</text:p>
          </table:table-cell>
          <table:table-cell table:style-name="ce6" office:value-type="float" office:value="21.2966" calcext:value-type="float">
            <text:p>21.2966</text:p>
          </table:table-cell>
          <table:table-cell table:style-name="ce6" office:value-type="float" office:value="21.4347" calcext:value-type="float">
            <text:p>21.4347</text:p>
          </table:table-cell>
          <table:table-cell table:style-name="ce6" office:value-type="float" office:value="20.97" calcext:value-type="float">
            <text:p>20.97</text:p>
          </table:table-cell>
          <table:table-cell table:style-name="ce6" office:value-type="float" office:value="21.289" calcext:value-type="float">
            <text:p>21.289</text:p>
          </table:table-cell>
          <table:table-cell table:style-name="ce6" office:value-type="float" office:value="21.4299" calcext:value-type="float">
            <text:p>21.4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6806.993" calcext:value-type="float">
            <text:p>26806.993</text:p>
          </table:table-cell>
          <table:table-cell office:value-type="float" office:value="4008.0057" calcext:value-type="float">
            <text:p>4008.0057</text:p>
          </table:table-cell>
          <table:table-cell office:value-type="float" office:value="14973.6926" calcext:value-type="float">
            <text:p>14973.69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phere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5134.1969" calcext:value-type="float">
            <text:p>25134.1969</text:p>
          </table:table-cell>
          <table:table-cell table:style-name="ce1" office:value-type="float" office:value="2485.8953" calcext:value-type="float">
            <text:p>2485.8953</text:p>
          </table:table-cell>
          <table:table-cell table:style-name="ce1" office:value-type="float" office:value="9119.5627" calcext:value-type="float">
            <text:p>9119.5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5349.0148" calcext:value-type="float">
            <text:p>25349.0148</text:p>
          </table:table-cell>
          <table:table-cell office:value-type="float" office:value="1660.4786" calcext:value-type="float">
            <text:p>1660.4786</text:p>
          </table:table-cell>
          <table:table-cell office:value-type="float" office:value="9589.321" calcext:value-type="float">
            <text:p>9589.321</text:p>
          </table:table-cell>
          <table:table-cell/>
          <table:table-cell table:style-name="ce4"/>
          <table:table-cell table:style-name="ce7" office:value-type="string" calcext:value-type="string">
            <text:p>SPHERE</text:p>
          </table:table-cell>
          <table:table-cell table:style-name="ce8" office:value-type="string" calcext:value-type="string">
            <text:p>SCHWEFEL</text:p>
          </table:table-cell>
          <table:table-cell table:style-name="ce8" office:value-type="string" calcext:value-type="string">
            <text:p>RASTRIGIN</text:p>
          </table:table-cell>
          <table:table-cell table:style-name="ce8" office:value-type="string" calcext:value-type="string">
            <text:p>ACK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2174.8766" calcext:value-type="float">
            <text:p>32174.8766</text:p>
          </table:table-cell>
          <table:table-cell office:value-type="float" office:value="3329.2696" calcext:value-type="float">
            <text:p>3329.2696</text:p>
          </table:table-cell>
          <table:table-cell office:value-type="float" office:value="11761.2817" calcext:value-type="float">
            <text:p>11761.2817</text:p>
          </table:table-cell>
          <table:table-cell/>
          <table:table-cell table:style-name="ce5" office:value-type="string" calcext:value-type="string">
            <text:p>Radio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5082.4802" calcext:value-type="float">
            <text:p>385082.4802</text:p>
          </table:table-cell>
          <table:table-cell office:value-type="float" office:value="252794.4602" calcext:value-type="float">
            <text:p>252794.4602</text:p>
          </table:table-cell>
          <table:table-cell office:value-type="float" office:value="316999.9632" calcext:value-type="float">
            <text:p>316999.9632</text:p>
          </table:table-cell>
          <table:table-cell/>
          <table:table-cell table:style-name="ce5" office:value-type="string" calcext:value-type="string">
            <text:p>Vecinos</text:p>
          </table:table-cell>
          <table:table-cell table:number-columns-repeated="4" table:style-name="ce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62606.5785" calcext:value-type="float">
            <text:p>362606.5785</text:p>
          </table:table-cell>
          <table:table-cell office:value-type="float" office:value="264203.7879" calcext:value-type="float">
            <text:p>264203.7879</text:p>
          </table:table-cell>
          <table:table-cell office:value-type="float" office:value="308731.617" calcext:value-type="float">
            <text:p>308731.617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95614.572" calcext:value-type="float">
            <text:p>395614.572</text:p>
          </table:table-cell>
          <table:table-cell office:value-type="float" office:value="261298.5993" calcext:value-type="float">
            <text:p>261298.5993</text:p>
          </table:table-cell>
          <table:table-cell office:value-type="float" office:value="318018.3977" calcext:value-type="float">
            <text:p>318018.3977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number-columns-repeated="4" table:style-name="ce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64108.1305" calcext:value-type="float">
            <text:p>364108.1305</text:p>
          </table:table-cell>
          <table:table-cell office:value-type="float" office:value="263355.9543" calcext:value-type="float">
            <text:p>263355.9543</text:p>
          </table:table-cell>
          <table:table-cell office:value-type="float" office:value="309258.9014" calcext:value-type="float">
            <text:p>309258.9014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6" office:value-type="float" office:value="8.9018" calcext:value-type="float">
            <text:p>8.9018</text:p>
          </table:table-cell>
          <table:table-cell table:style-name="ce6" office:value-type="float" office:value="919.2703" calcext:value-type="float">
            <text:p>919.2703</text:p>
          </table:table-cell>
          <table:table-cell table:style-name="ce6" office:value-type="float" office:value="352.8521" calcext:value-type="float">
            <text:p>352.8521</text:p>
          </table:table-cell>
          <table:table-cell table:style-name="ce6" office:value-type="float" office:value="20.97" calcext:value-type="float">
            <text:p>20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75209.3219" calcext:value-type="float">
            <text:p>375209.3219</text:p>
          </table:table-cell>
          <table:table-cell office:value-type="float" office:value="258865.8653" calcext:value-type="float">
            <text:p>258865.8653</text:p>
          </table:table-cell>
          <table:table-cell office:value-type="float" office:value="310776.2052" calcext:value-type="float">
            <text:p>310776.20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99124.2844" calcext:value-type="float">
            <text:p>399124.2844</text:p>
          </table:table-cell>
          <table:table-cell office:value-type="float" office:value="266131.6557" calcext:value-type="float">
            <text:p>266131.6557</text:p>
          </table:table-cell>
          <table:table-cell office:value-type="float" office:value="313194.1312" calcext:value-type="float">
            <text:p>313194.1312</text:p>
          </table:table-cell>
          <table:table-cell/>
          <table:table-cell table:style-name="ce4"/>
          <table:table-cell table:style-name="ce7" office:value-type="string" calcext:value-type="string">
            <text:p>SPHERE</text:p>
          </table:table-cell>
          <table:table-cell table:style-name="ce8" office:value-type="string" calcext:value-type="string">
            <text:p>SCHWEFEL</text:p>
          </table:table-cell>
          <table:table-cell table:style-name="ce8" office:value-type="string" calcext:value-type="string">
            <text:p>RASTRIGIN</text:p>
          </table:table-cell>
          <table:table-cell table:style-name="ce8" office:value-type="string" calcext:value-type="string">
            <text:p>ACK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0189.3838" calcext:value-type="float">
            <text:p>250189.3838</text:p>
          </table:table-cell>
          <table:table-cell office:value-type="float" office:value="149795.2149" calcext:value-type="float">
            <text:p>149795.2149</text:p>
          </table:table-cell>
          <table:table-cell office:value-type="float" office:value="197822.9178" calcext:value-type="float">
            <text:p>197822.9178</text:p>
          </table:table-cell>
          <table:table-cell/>
          <table:table-cell table:style-name="ce5" office:value-type="string" calcext:value-type="string">
            <text:p>Radio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49175.6441" calcext:value-type="float">
            <text:p>249175.6441</text:p>
          </table:table-cell>
          <table:table-cell office:value-type="float" office:value="144278.6654" calcext:value-type="float">
            <text:p>144278.6654</text:p>
          </table:table-cell>
          <table:table-cell office:value-type="float" office:value="205216.9322" calcext:value-type="float">
            <text:p>205216.9322</text:p>
          </table:table-cell>
          <table:table-cell/>
          <table:table-cell table:style-name="ce5" office:value-type="string" calcext:value-type="string">
            <text:p>Vecinos</text:p>
          </table:table-cell>
          <table:table-cell table:number-columns-repeated="4" table:style-name="ce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83251.3306" calcext:value-type="float">
            <text:p>283251.3306</text:p>
          </table:table-cell>
          <table:table-cell office:value-type="float" office:value="155204.288" calcext:value-type="float">
            <text:p>155204.288</text:p>
          </table:table-cell>
          <table:table-cell office:value-type="float" office:value="210719.5099" calcext:value-type="float">
            <text:p>210719.5099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150" calcext:value-type="float">
            <text:p>150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89474.8836" calcext:value-type="float">
            <text:p>289474.8836</text:p>
          </table:table-cell>
          <table:table-cell office:value-type="float" office:value="153835.5386" calcext:value-type="float">
            <text:p>153835.5386</text:p>
          </table:table-cell>
          <table:table-cell office:value-type="float" office:value="191372.2701" calcext:value-type="float">
            <text:p>191372.2701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number-columns-repeated="4" table:style-name="ce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3707.015" calcext:value-type="float">
            <text:p>283707.015</text:p>
          </table:table-cell>
          <table:table-cell office:value-type="float" office:value="129373.3969" calcext:value-type="float">
            <text:p>129373.3969</text:p>
          </table:table-cell>
          <table:table-cell office:value-type="float" office:value="186128.0227" calcext:value-type="float">
            <text:p>186128.0227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6" office:value-type="float" office:value="9119.5627" calcext:value-type="float">
            <text:p>9119.5627</text:p>
          </table:table-cell>
          <table:table-cell table:style-name="ce6" office:value-type="float" office:value="39124.5051" calcext:value-type="float">
            <text:p>39124.5051</text:p>
          </table:table-cell>
          <table:table-cell table:style-name="ce6" office:value-type="float" office:value="13414.7023" calcext:value-type="float">
            <text:p>13414.7023</text:p>
          </table:table-cell>
          <table:table-cell table:style-name="ce6" office:value-type="float" office:value="21.289" calcext:value-type="float">
            <text:p>21.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61107.054" calcext:value-type="float">
            <text:p>261107.054</text:p>
          </table:table-cell>
          <table:table-cell office:value-type="float" office:value="145422.2233" calcext:value-type="float">
            <text:p>145422.2233</text:p>
          </table:table-cell>
          <table:table-cell office:value-type="float" office:value="188706.4179" calcext:value-type="float">
            <text:p>188706.4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61889.9129" calcext:value-type="float">
            <text:p>161889.9129</text:p>
          </table:table-cell>
          <table:table-cell office:value-type="float" office:value="65598.5747" calcext:value-type="float">
            <text:p>65598.5747</text:p>
          </table:table-cell>
          <table:table-cell office:value-type="float" office:value="110790.9627" calcext:value-type="float">
            <text:p>110790.9627</text:p>
          </table:table-cell>
          <table:table-cell/>
          <table:table-cell table:style-name="ce4"/>
          <table:table-cell table:style-name="ce7" office:value-type="string" calcext:value-type="string">
            <text:p>SPHERE</text:p>
          </table:table-cell>
          <table:table-cell table:style-name="ce8" office:value-type="string" calcext:value-type="string">
            <text:p>SCHWEFEL</text:p>
          </table:table-cell>
          <table:table-cell table:style-name="ce8" office:value-type="string" calcext:value-type="string">
            <text:p>RASTRIGIN</text:p>
          </table:table-cell>
          <table:table-cell table:style-name="ce8" office:value-type="string" calcext:value-type="string">
            <text:p>ACKLE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50799.7128" calcext:value-type="float">
            <text:p>150799.7128</text:p>
          </table:table-cell>
          <table:table-cell office:value-type="float" office:value="64370.8491" calcext:value-type="float">
            <text:p>64370.8491</text:p>
          </table:table-cell>
          <table:table-cell office:value-type="float" office:value="109292.7937" calcext:value-type="float">
            <text:p>109292.7937</text:p>
          </table:table-cell>
          <table:table-cell/>
          <table:table-cell table:style-name="ce5" office:value-type="string" calcext:value-type="string">
            <text:p>Radio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4214.066" calcext:value-type="float">
            <text:p>144214.066</text:p>
          </table:table-cell>
          <table:table-cell office:value-type="float" office:value="73869.7927" calcext:value-type="float">
            <text:p>73869.7927</text:p>
          </table:table-cell>
          <table:table-cell office:value-type="float" office:value="113498.1116" calcext:value-type="float">
            <text:p>113498.1116</text:p>
          </table:table-cell>
          <table:table-cell/>
          <table:table-cell table:style-name="ce5" office:value-type="string" calcext:value-type="string">
            <text:p>Vecinos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Spher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35832.2962" calcext:value-type="float">
            <text:p>135832.2962</text:p>
          </table:table-cell>
          <table:table-cell table:style-name="ce1" office:value-type="float" office:value="58689.8895" calcext:value-type="float">
            <text:p>58689.8895</text:p>
          </table:table-cell>
          <table:table-cell table:style-name="ce1" office:value-type="float" office:value="88450.8" calcext:value-type="float">
            <text:p>88450.8</text:p>
          </table:table-cell>
          <table:table-cell/>
          <table:table-cell table:style-name="ce5" office:value-type="string" calcext:value-type="string">
            <text:p>T Lista Tabu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30315.6432" calcext:value-type="float">
            <text:p>130315.6432</text:p>
          </table:table-cell>
          <table:table-cell office:value-type="float" office:value="59601.6854" calcext:value-type="float">
            <text:p>59601.6854</text:p>
          </table:table-cell>
          <table:table-cell office:value-type="float" office:value="94318.0754" calcext:value-type="float">
            <text:p>94318.0754</text:p>
          </table:table-cell>
          <table:table-cell/>
          <table:table-cell table:style-name="ce5" office:value-type="string" calcext:value-type="string">
            <text:p>Dimensiones</text:p>
          </table:table-cell>
          <table:table-cell table:number-columns-repeated="4" table:style-name="ce4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9605.5359" calcext:value-type="float">
            <text:p>129605.5359</text:p>
          </table:table-cell>
          <table:table-cell office:value-type="float" office:value="63432.333" calcext:value-type="float">
            <text:p>63432.333</text:p>
          </table:table-cell>
          <table:table-cell office:value-type="float" office:value="91779.8403" calcext:value-type="float">
            <text:p>91779.8403</text:p>
          </table:table-cell>
          <table:table-cell/>
          <table:table-cell table:style-name="ce5" office:value-type="string" calcext:value-type="string">
            <text:p>Valor promedio</text:p>
          </table:table-cell>
          <table:table-cell table:style-name="ce4" office:value-type="float" office:value="88450.8" calcext:value-type="float">
            <text:p>88450.8</text:p>
          </table:table-cell>
          <table:table-cell table:style-name="ce6" office:value-type="float" office:value="326911.1279" calcext:value-type="float">
            <text:p>326911.1279</text:p>
          </table:table-cell>
          <table:table-cell table:style-name="ce6" office:value-type="float" office:value="92641.9301" calcext:value-type="float">
            <text:p>92641.9301</text:p>
          </table:table-cell>
          <table:table-cell table:style-name="ce6" office:value-type="float" office:value="21.4299" calcext:value-type="float">
            <text:p>21.42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98803.309" calcext:value-type="float">
            <text:p>3398803.309</text:p>
          </table:table-cell>
          <table:table-cell office:value-type="float" office:value="84664.441" calcext:value-type="float">
            <text:p>84664.441</text:p>
          </table:table-cell>
          <table:table-cell office:value-type="float" office:value="648674.6808" calcext:value-type="float">
            <text:p>648674.6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74167.8835" calcext:value-type="float">
            <text:p>2074167.8835</text:p>
          </table:table-cell>
          <table:table-cell office:value-type="float" office:value="44960.9038" calcext:value-type="float">
            <text:p>44960.9038</text:p>
          </table:table-cell>
          <table:table-cell office:value-type="float" office:value="550405.8392" calcext:value-type="float">
            <text:p>550405.83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962887.8041" calcext:value-type="float">
            <text:p>2962887.8041</text:p>
          </table:table-cell>
          <table:table-cell office:value-type="float" office:value="87714.2119" calcext:value-type="float">
            <text:p>87714.2119</text:p>
          </table:table-cell>
          <table:table-cell office:value-type="float" office:value="803515.5784" calcext:value-type="float">
            <text:p>803515.5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23905.2288" calcext:value-type="float">
            <text:p>2623905.2288</text:p>
          </table:table-cell>
          <table:table-cell office:value-type="float" office:value="90370.3189" calcext:value-type="float">
            <text:p>90370.3189</text:p>
          </table:table-cell>
          <table:table-cell office:value-type="float" office:value="592147.6095" calcext:value-type="float">
            <text:p>592147.60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5549168.1268" calcext:value-type="float">
            <text:p>5549168.1268</text:p>
          </table:table-cell>
          <table:table-cell office:value-type="float" office:value="36892.0101" calcext:value-type="float">
            <text:p>36892.0101</text:p>
          </table:table-cell>
          <table:table-cell office:value-type="float" office:value="583638.0833" calcext:value-type="float">
            <text:p>583638.08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6305486.8536" calcext:value-type="float">
            <text:p>6305486.8536</text:p>
          </table:table-cell>
          <table:table-cell office:value-type="float" office:value="89728.7858" calcext:value-type="float">
            <text:p>89728.7858</text:p>
          </table:table-cell>
          <table:table-cell office:value-type="float" office:value="745643.9308" calcext:value-type="float">
            <text:p>745643.93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9121.9609" calcext:value-type="float">
            <text:p>269121.9609</text:p>
          </table:table-cell>
          <table:table-cell office:value-type="float" office:value="5344.0201" calcext:value-type="float">
            <text:p>5344.0201</text:p>
          </table:table-cell>
          <table:table-cell office:value-type="float" office:value="38123.9733" calcext:value-type="float">
            <text:p>38123.97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9118.3999" calcext:value-type="float">
            <text:p>269118.3999</text:p>
          </table:table-cell>
          <table:table-cell office:value-type="float" office:value="5849.74" calcext:value-type="float">
            <text:p>5849.74</text:p>
          </table:table-cell>
          <table:table-cell office:value-type="float" office:value="42121.917" calcext:value-type="float">
            <text:p>42121.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05054.4926" calcext:value-type="float">
            <text:p>905054.4926</text:p>
          </table:table-cell>
          <table:table-cell office:value-type="float" office:value="6717.4098" calcext:value-type="float">
            <text:p>6717.4098</text:p>
          </table:table-cell>
          <table:table-cell office:value-type="float" office:value="77134.0028" calcext:value-type="float">
            <text:p>77134.00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6840.8903" calcext:value-type="float">
            <text:p>146840.8903</text:p>
          </table:table-cell>
          <table:table-cell office:value-type="float" office:value="1499.0441" calcext:value-type="float">
            <text:p>1499.0441</text:p>
          </table:table-cell>
          <table:table-cell office:value-type="float" office:value="18275.2413" calcext:value-type="float">
            <text:p>18275.24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5495.944" calcext:value-type="float">
            <text:p>45495.944</text:p>
          </table:table-cell>
          <table:table-cell office:value-type="float" office:value="1658.9394" calcext:value-type="float">
            <text:p>1658.9394</text:p>
          </table:table-cell>
          <table:table-cell office:value-type="float" office:value="13392.0661" calcext:value-type="float">
            <text:p>13392.0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23358.6145" calcext:value-type="float">
            <text:p>423358.6145</text:p>
          </table:table-cell>
          <table:table-cell office:value-type="float" office:value="2719.1618" calcext:value-type="float">
            <text:p>2719.1618</text:p>
          </table:table-cell>
          <table:table-cell office:value-type="float" office:value="31174.33" calcext:value-type="float">
            <text:p>31174.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622.4801" calcext:value-type="float">
            <text:p>3622.4801</text:p>
          </table:table-cell>
          <table:table-cell office:value-type="float" office:value="410.6253" calcext:value-type="float">
            <text:p>410.6253</text:p>
          </table:table-cell>
          <table:table-cell office:value-type="float" office:value="1514.2598" calcext:value-type="float">
            <text:p>1514.2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148.7798" calcext:value-type="float">
            <text:p>9148.7798</text:p>
          </table:table-cell>
          <table:table-cell office:value-type="float" office:value="427.715" calcext:value-type="float">
            <text:p>427.715</text:p>
          </table:table-cell>
          <table:table-cell office:value-type="float" office:value="1985.2004" calcext:value-type="float">
            <text:p>1985.2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344.9052" calcext:value-type="float">
            <text:p>9344.9052</text:p>
          </table:table-cell>
          <table:table-cell office:value-type="float" office:value="237.7006" calcext:value-type="float">
            <text:p>237.7006</text:p>
          </table:table-cell>
          <table:table-cell office:value-type="float" office:value="2202.5393" calcext:value-type="float">
            <text:p>2202.53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391.3683" calcext:value-type="float">
            <text:p>4391.3683</text:p>
          </table:table-cell>
          <table:table-cell office:value-type="float" office:value="313.242" calcext:value-type="float">
            <text:p>313.242</text:p>
          </table:table-cell>
          <table:table-cell office:value-type="float" office:value="1078.5826" calcext:value-type="float">
            <text:p>1078.582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chwefe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827.0669" calcext:value-type="float">
            <text:p>2827.0669</text:p>
          </table:table-cell>
          <table:table-cell table:style-name="ce1" office:value-type="float" office:value="199.7654" calcext:value-type="float">
            <text:p>199.7654</text:p>
          </table:table-cell>
          <table:table-cell table:style-name="ce1" office:value-type="float" office:value="919.2703" calcext:value-type="float">
            <text:p>919.27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953.9772" calcext:value-type="float">
            <text:p>2953.9772</text:p>
          </table:table-cell>
          <table:table-cell office:value-type="float" office:value="209.2566" calcext:value-type="float">
            <text:p>209.2566</text:p>
          </table:table-cell>
          <table:table-cell office:value-type="float" office:value="1034.574" calcext:value-type="float">
            <text:p>1034.5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045124.2974" calcext:value-type="float">
            <text:p>14045124.2974</text:p>
          </table:table-cell>
          <table:table-cell office:value-type="float" office:value="218324.8882" calcext:value-type="float">
            <text:p>218324.8882</text:p>
          </table:table-cell>
          <table:table-cell office:value-type="float" office:value="2960675.758" calcext:value-type="float">
            <text:p>2960675.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7868807.0158" calcext:value-type="float">
            <text:p>37868807.0158</text:p>
          </table:table-cell>
          <table:table-cell office:value-type="float" office:value="235481.2782" calcext:value-type="float">
            <text:p>235481.2782</text:p>
          </table:table-cell>
          <table:table-cell office:value-type="float" office:value="4334547.4866" calcext:value-type="float">
            <text:p>4334547.4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4903074.5475" calcext:value-type="float">
            <text:p>14903074.5475</text:p>
          </table:table-cell>
          <table:table-cell office:value-type="float" office:value="241343.5446" calcext:value-type="float">
            <text:p>241343.5446</text:p>
          </table:table-cell>
          <table:table-cell office:value-type="float" office:value="4632161.3911" calcext:value-type="float">
            <text:p>4632161.39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7313523.2367" calcext:value-type="float">
            <text:p>17313523.2367</text:p>
          </table:table-cell>
          <table:table-cell office:value-type="float" office:value="380729.3685" calcext:value-type="float">
            <text:p>380729.3685</text:p>
          </table:table-cell>
          <table:table-cell office:value-type="float" office:value="4351030.2792" calcext:value-type="float">
            <text:p>4351030.27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2525620.811" calcext:value-type="float">
            <text:p>22525620.811</text:p>
          </table:table-cell>
          <table:table-cell office:value-type="float" office:value="307347.3334" calcext:value-type="float">
            <text:p>307347.3334</text:p>
          </table:table-cell>
          <table:table-cell office:value-type="float" office:value="4762562.2456" calcext:value-type="float">
            <text:p>4762562.24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4684062.1104" calcext:value-type="float">
            <text:p>14684062.1104</text:p>
          </table:table-cell>
          <table:table-cell office:value-type="float" office:value="234825.3474" calcext:value-type="float">
            <text:p>234825.3474</text:p>
          </table:table-cell>
          <table:table-cell office:value-type="float" office:value="4178264.0103" calcext:value-type="float">
            <text:p>4178264.01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05668.2087" calcext:value-type="float">
            <text:p>1905668.2087</text:p>
          </table:table-cell>
          <table:table-cell office:value-type="float" office:value="67743.1757" calcext:value-type="float">
            <text:p>67743.1757</text:p>
          </table:table-cell>
          <table:table-cell office:value-type="float" office:value="345594.0173" calcext:value-type="float">
            <text:p>345594.01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301907.7907" calcext:value-type="float">
            <text:p>2301907.7907</text:p>
          </table:table-cell>
          <table:table-cell office:value-type="float" office:value="77805.9959" calcext:value-type="float">
            <text:p>77805.9959</text:p>
          </table:table-cell>
          <table:table-cell office:value-type="float" office:value="524107.6219" calcext:value-type="float">
            <text:p>524107.62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8232070.3818" calcext:value-type="float">
            <text:p>18232070.3818</text:p>
          </table:table-cell>
          <table:table-cell office:value-type="float" office:value="73923.4243" calcext:value-type="float">
            <text:p>73923.4243</text:p>
          </table:table-cell>
          <table:table-cell office:value-type="float" office:value="1985510.9608" calcext:value-type="float">
            <text:p>1985510.9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553678.8259" calcext:value-type="float">
            <text:p>16553678.8259</text:p>
          </table:table-cell>
          <table:table-cell office:value-type="float" office:value="73845.7535" calcext:value-type="float">
            <text:p>73845.7535</text:p>
          </table:table-cell>
          <table:table-cell office:value-type="float" office:value="1517930.418" calcext:value-type="float">
            <text:p>1517930.4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6193961.7018" calcext:value-type="float">
            <text:p>6193961.7018</text:p>
          </table:table-cell>
          <table:table-cell office:value-type="float" office:value="56106.4098" calcext:value-type="float">
            <text:p>56106.4098</text:p>
          </table:table-cell>
          <table:table-cell office:value-type="float" office:value="626986.9382" calcext:value-type="float">
            <text:p>626986.93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760199.856" calcext:value-type="float">
            <text:p>5760199.856</text:p>
          </table:table-cell>
          <table:table-cell office:value-type="float" office:value="64813.7871" calcext:value-type="float">
            <text:p>64813.7871</text:p>
          </table:table-cell>
          <table:table-cell office:value-type="float" office:value="1193219.5026" calcext:value-type="float">
            <text:p>1193219.50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2568.6629" calcext:value-type="float">
            <text:p>152568.6629</text:p>
          </table:table-cell>
          <table:table-cell office:value-type="float" office:value="33919.6864" calcext:value-type="float">
            <text:p>33919.6864</text:p>
          </table:table-cell>
          <table:table-cell office:value-type="float" office:value="67372.0854" calcext:value-type="float">
            <text:p>67372.08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2908.3368" calcext:value-type="float">
            <text:p>202908.3368</text:p>
          </table:table-cell>
          <table:table-cell office:value-type="float" office:value="24990.0405" calcext:value-type="float">
            <text:p>24990.0405</text:p>
          </table:table-cell>
          <table:table-cell office:value-type="float" office:value="64959.7106" calcext:value-type="float">
            <text:p>64959.71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8266.7057" calcext:value-type="float">
            <text:p>508266.7057</text:p>
          </table:table-cell>
          <table:table-cell office:value-type="float" office:value="27086.592" calcext:value-type="float">
            <text:p>27086.592</text:p>
          </table:table-cell>
          <table:table-cell office:value-type="float" office:value="67828.6683" calcext:value-type="float">
            <text:p>67828.6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12149.5417" calcext:value-type="float">
            <text:p>112149.5417</text:p>
          </table:table-cell>
          <table:table-cell office:value-type="float" office:value="22059.8201" calcext:value-type="float">
            <text:p>22059.8201</text:p>
          </table:table-cell>
          <table:table-cell office:value-type="float" office:value="43508.2035" calcext:value-type="float">
            <text:p>43508.203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chwefe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6619.1349" calcext:value-type="float">
            <text:p>66619.1349</text:p>
          </table:table-cell>
          <table:table-cell table:style-name="ce1" office:value-type="float" office:value="23254.86" calcext:value-type="float">
            <text:p>23254.86</text:p>
          </table:table-cell>
          <table:table-cell table:style-name="ce1" office:value-type="float" office:value="39124.5051" calcext:value-type="float">
            <text:p>39124.50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96667.1874" calcext:value-type="float">
            <text:p>296667.1874</text:p>
          </table:table-cell>
          <table:table-cell office:value-type="float" office:value="20495.9264" calcext:value-type="float">
            <text:p>20495.9264</text:p>
          </table:table-cell>
          <table:table-cell office:value-type="float" office:value="52947.8693" calcext:value-type="float">
            <text:p>52947.86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8189227.0871" calcext:value-type="float">
            <text:p>38189227.0871</text:p>
          </table:table-cell>
          <table:table-cell office:value-type="float" office:value="844567.2923" calcext:value-type="float">
            <text:p>844567.2923</text:p>
          </table:table-cell>
          <table:table-cell office:value-type="float" office:value="11334645.6495" calcext:value-type="float">
            <text:p>11334645.6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3641167.1426" calcext:value-type="float">
            <text:p>103641167.1426</text:p>
          </table:table-cell>
          <table:table-cell office:value-type="float" office:value="1062451.2205" calcext:value-type="float">
            <text:p>1062451.2205</text:p>
          </table:table-cell>
          <table:table-cell office:value-type="float" office:value="10444094.8739" calcext:value-type="float">
            <text:p>10444094.8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0731320.2792" calcext:value-type="float">
            <text:p>30731320.2792</text:p>
          </table:table-cell>
          <table:table-cell office:value-type="float" office:value="697397.8285" calcext:value-type="float">
            <text:p>697397.8285</text:p>
          </table:table-cell>
          <table:table-cell office:value-type="float" office:value="4754214.7091" calcext:value-type="float">
            <text:p>4754214.7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6590141.243" calcext:value-type="float">
            <text:p>76590141.243</text:p>
          </table:table-cell>
          <table:table-cell office:value-type="float" office:value="1142367.9329" calcext:value-type="float">
            <text:p>1142367.9329</text:p>
          </table:table-cell>
          <table:table-cell office:value-type="float" office:value="12881151.8495" calcext:value-type="float">
            <text:p>12881151.84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42359871.7052" calcext:value-type="float">
            <text:p>42359871.7052</text:p>
          </table:table-cell>
          <table:table-cell office:value-type="float" office:value="495370.7304" calcext:value-type="float">
            <text:p>495370.7304</text:p>
          </table:table-cell>
          <table:table-cell office:value-type="float" office:value="6726679.1389" calcext:value-type="float">
            <text:p>6726679.13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42630114.8083" calcext:value-type="float">
            <text:p>42630114.8083</text:p>
          </table:table-cell>
          <table:table-cell office:value-type="float" office:value="740067.6087" calcext:value-type="float">
            <text:p>740067.6087</text:p>
          </table:table-cell>
          <table:table-cell office:value-type="float" office:value="7415506.0444" calcext:value-type="float">
            <text:p>7415506.04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7514781.5316" calcext:value-type="float">
            <text:p>37514781.5316</text:p>
          </table:table-cell>
          <table:table-cell office:value-type="float" office:value="664138.6385" calcext:value-type="float">
            <text:p>664138.6385</text:p>
          </table:table-cell>
          <table:table-cell office:value-type="float" office:value="5471867.7077" calcext:value-type="float">
            <text:p>5471867.70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4919434.4765" calcext:value-type="float">
            <text:p>74919434.4765</text:p>
          </table:table-cell>
          <table:table-cell office:value-type="float" office:value="517077.5837" calcext:value-type="float">
            <text:p>517077.5837</text:p>
          </table:table-cell>
          <table:table-cell office:value-type="float" office:value="8529358.3003" calcext:value-type="float">
            <text:p>8529358.3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310073.1289" calcext:value-type="float">
            <text:p>20310073.1289</text:p>
          </table:table-cell>
          <table:table-cell office:value-type="float" office:value="553968.2596" calcext:value-type="float">
            <text:p>553968.2596</text:p>
          </table:table-cell>
          <table:table-cell office:value-type="float" office:value="5490803.0545" calcext:value-type="float">
            <text:p>5490803.0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4079614.8417" calcext:value-type="float">
            <text:p>34079614.8417</text:p>
          </table:table-cell>
          <table:table-cell office:value-type="float" office:value="443961.466" calcext:value-type="float">
            <text:p>443961.466</text:p>
          </table:table-cell>
          <table:table-cell office:value-type="float" office:value="4476868.3691" calcext:value-type="float">
            <text:p>4476868.3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06937063.9717" calcext:value-type="float">
            <text:p>106937063.9717</text:p>
          </table:table-cell>
          <table:table-cell office:value-type="float" office:value="439452.1368" calcext:value-type="float">
            <text:p>439452.1368</text:p>
          </table:table-cell>
          <table:table-cell office:value-type="float" office:value="8197150.1152" calcext:value-type="float">
            <text:p>8197150.11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82142829.8314" calcext:value-type="float">
            <text:p>82142829.8314</text:p>
          </table:table-cell>
          <table:table-cell office:value-type="float" office:value="454607.2928" calcext:value-type="float">
            <text:p>454607.2928</text:p>
          </table:table-cell>
          <table:table-cell office:value-type="float" office:value="8064457.5415" calcext:value-type="float">
            <text:p>8064457.54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60883.2006" calcext:value-type="float">
            <text:p>3160883.2006</text:p>
          </table:table-cell>
          <table:table-cell office:value-type="float" office:value="194534.7277" calcext:value-type="float">
            <text:p>194534.7277</text:p>
          </table:table-cell>
          <table:table-cell office:value-type="float" office:value="518281.9305" calcext:value-type="float">
            <text:p>518281.930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chwefel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15714.5785" calcext:value-type="float">
            <text:p>615714.5785</text:p>
          </table:table-cell>
          <table:table-cell table:style-name="ce1" office:value-type="float" office:value="186821.6983" calcext:value-type="float">
            <text:p>186821.6983</text:p>
          </table:table-cell>
          <table:table-cell table:style-name="ce1" office:value-type="float" office:value="326911.1279" calcext:value-type="float">
            <text:p>326911.12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211671.7125" calcext:value-type="float">
            <text:p>5211671.7125</text:p>
          </table:table-cell>
          <table:table-cell office:value-type="float" office:value="223880.2248" calcext:value-type="float">
            <text:p>223880.2248</text:p>
          </table:table-cell>
          <table:table-cell office:value-type="float" office:value="750705.548" calcext:value-type="float">
            <text:p>750705.548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Schwefe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159351.3363" calcext:value-type="float">
            <text:p>1159351.3363</text:p>
          </table:table-cell>
          <table:table-cell table:style-name="ce2" office:value-type="float" office:value="154699.3645" calcext:value-type="float">
            <text:p>154699.3645</text:p>
          </table:table-cell>
          <table:table-cell table:style-name="ce2" office:value-type="float" office:value="378953.6078" calcext:value-type="float">
            <text:p>378953.6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602340.0701" calcext:value-type="float">
            <text:p>1602340.0701</text:p>
          </table:table-cell>
          <table:table-cell office:value-type="float" office:value="155031.1226" calcext:value-type="float">
            <text:p>155031.1226</text:p>
          </table:table-cell>
          <table:table-cell office:value-type="float" office:value="382091.2187" calcext:value-type="float">
            <text:p>382091.21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wefel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290035.0709" calcext:value-type="float">
            <text:p>1290035.0709</text:p>
          </table:table-cell>
          <table:table-cell office:value-type="float" office:value="184529.6804" calcext:value-type="float">
            <text:p>184529.6804</text:p>
          </table:table-cell>
          <table:table-cell office:value-type="float" office:value="437033.8075" calcext:value-type="float">
            <text:p>437033.80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2280.6368" calcext:value-type="float">
            <text:p>102280.6368</text:p>
          </table:table-cell>
          <table:table-cell office:value-type="float" office:value="48515.6984" calcext:value-type="float">
            <text:p>48515.6984</text:p>
          </table:table-cell>
          <table:table-cell office:value-type="float" office:value="71678.8768" calcext:value-type="float">
            <text:p>71678.87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10698.0021" calcext:value-type="float">
            <text:p>110698.0021</text:p>
          </table:table-cell>
          <table:table-cell office:value-type="float" office:value="46890.4208" calcext:value-type="float">
            <text:p>46890.4208</text:p>
          </table:table-cell>
          <table:table-cell office:value-type="float" office:value="67073.9299" calcext:value-type="float">
            <text:p>67073.9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5593.4199" calcext:value-type="float">
            <text:p>95593.4199</text:p>
          </table:table-cell>
          <table:table-cell office:value-type="float" office:value="47368.9646" calcext:value-type="float">
            <text:p>47368.9646</text:p>
          </table:table-cell>
          <table:table-cell office:value-type="float" office:value="67627.7861" calcext:value-type="float">
            <text:p>67627.78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3596.8478" calcext:value-type="float">
            <text:p>93596.8478</text:p>
          </table:table-cell>
          <table:table-cell office:value-type="float" office:value="33875.6773" calcext:value-type="float">
            <text:p>33875.6773</text:p>
          </table:table-cell>
          <table:table-cell office:value-type="float" office:value="68882.5793" calcext:value-type="float">
            <text:p>68882.57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91928.0757" calcext:value-type="float">
            <text:p>91928.0757</text:p>
          </table:table-cell>
          <table:table-cell office:value-type="float" office:value="38196.6289" calcext:value-type="float">
            <text:p>38196.6289</text:p>
          </table:table-cell>
          <table:table-cell office:value-type="float" office:value="68748.0398" calcext:value-type="float">
            <text:p>68748.03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5876.5141" calcext:value-type="float">
            <text:p>95876.5141</text:p>
          </table:table-cell>
          <table:table-cell office:value-type="float" office:value="40876.4689" calcext:value-type="float">
            <text:p>40876.4689</text:p>
          </table:table-cell>
          <table:table-cell office:value-type="float" office:value="68804.429" calcext:value-type="float">
            <text:p>68804.4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2236.0001" calcext:value-type="float">
            <text:p>32236.0001</text:p>
          </table:table-cell>
          <table:table-cell office:value-type="float" office:value="6427.6844" calcext:value-type="float">
            <text:p>6427.6844</text:p>
          </table:table-cell>
          <table:table-cell office:value-type="float" office:value="15430.9685" calcext:value-type="float">
            <text:p>15430.9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854.6603" calcext:value-type="float">
            <text:p>38854.6603</text:p>
          </table:table-cell>
          <table:table-cell office:value-type="float" office:value="5213.4887" calcext:value-type="float">
            <text:p>5213.4887</text:p>
          </table:table-cell>
          <table:table-cell office:value-type="float" office:value="16734.823" calcext:value-type="float">
            <text:p>16734.8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4513.6303" calcext:value-type="float">
            <text:p>34513.6303</text:p>
          </table:table-cell>
          <table:table-cell office:value-type="float" office:value="3786.4878" calcext:value-type="float">
            <text:p>3786.4878</text:p>
          </table:table-cell>
          <table:table-cell office:value-type="float" office:value="15471.0748" calcext:value-type="float">
            <text:p>15471.0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703.7654" calcext:value-type="float">
            <text:p>21703.7654</text:p>
          </table:table-cell>
          <table:table-cell office:value-type="float" office:value="3244.6392" calcext:value-type="float">
            <text:p>3244.6392</text:p>
          </table:table-cell>
          <table:table-cell office:value-type="float" office:value="10610.7128" calcext:value-type="float">
            <text:p>10610.7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2718.7072" calcext:value-type="float">
            <text:p>22718.7072</text:p>
          </table:table-cell>
          <table:table-cell office:value-type="float" office:value="3843.3106" calcext:value-type="float">
            <text:p>3843.3106</text:p>
          </table:table-cell>
          <table:table-cell office:value-type="float" office:value="10544.9756" calcext:value-type="float">
            <text:p>10544.97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2786.054" calcext:value-type="float">
            <text:p>22786.054</text:p>
          </table:table-cell>
          <table:table-cell office:value-type="float" office:value="4624.2947" calcext:value-type="float">
            <text:p>4624.2947</text:p>
          </table:table-cell>
          <table:table-cell office:value-type="float" office:value="11156.2655" calcext:value-type="float">
            <text:p>11156.2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53.4172" calcext:value-type="float">
            <text:p>853.4172</text:p>
          </table:table-cell>
          <table:table-cell office:value-type="float" office:value="269.5706" calcext:value-type="float">
            <text:p>269.5706</text:p>
          </table:table-cell>
          <table:table-cell office:value-type="float" office:value="441.3404" calcext:value-type="float">
            <text:p>441.34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63.7828" calcext:value-type="float">
            <text:p>1063.7828</text:p>
          </table:table-cell>
          <table:table-cell office:value-type="float" office:value="239.8973" calcext:value-type="float">
            <text:p>239.8973</text:p>
          </table:table-cell>
          <table:table-cell office:value-type="float" office:value="505.8897" calcext:value-type="float">
            <text:p>505.88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49.5449" calcext:value-type="float">
            <text:p>949.5449</text:p>
          </table:table-cell>
          <table:table-cell office:value-type="float" office:value="210.2036" calcext:value-type="float">
            <text:p>210.2036</text:p>
          </table:table-cell>
          <table:table-cell office:value-type="float" office:value="466.3641" calcext:value-type="float">
            <text:p>466.364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strigi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3.933" calcext:value-type="float">
            <text:p>483.933</text:p>
          </table:table-cell>
          <table:table-cell table:style-name="ce1" office:value-type="float" office:value="209.9374" calcext:value-type="float">
            <text:p>209.9374</text:p>
          </table:table-cell>
          <table:table-cell table:style-name="ce1" office:value-type="float" office:value="352.8521" calcext:value-type="float">
            <text:p>352.85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727.8861" calcext:value-type="float">
            <text:p>727.8861</text:p>
          </table:table-cell>
          <table:table-cell office:value-type="float" office:value="228.2816" calcext:value-type="float">
            <text:p>228.2816</text:p>
          </table:table-cell>
          <table:table-cell office:value-type="float" office:value="383.0247" calcext:value-type="float">
            <text:p>383.02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597.5303" calcext:value-type="float">
            <text:p>597.5303</text:p>
          </table:table-cell>
          <table:table-cell office:value-type="float" office:value="206.1809" calcext:value-type="float">
            <text:p>206.1809</text:p>
          </table:table-cell>
          <table:table-cell office:value-type="float" office:value="353.9267" calcext:value-type="float">
            <text:p>353.92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95493.1059" calcext:value-type="float">
            <text:p>195493.1059</text:p>
          </table:table-cell>
          <table:table-cell office:value-type="float" office:value="139997.436" calcext:value-type="float">
            <text:p>139997.436</text:p>
          </table:table-cell>
          <table:table-cell office:value-type="float" office:value="167560.2317" calcext:value-type="float">
            <text:p>167560.23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95750.5916" calcext:value-type="float">
            <text:p>195750.5916</text:p>
          </table:table-cell>
          <table:table-cell office:value-type="float" office:value="129443.9461" calcext:value-type="float">
            <text:p>129443.9461</text:p>
          </table:table-cell>
          <table:table-cell office:value-type="float" office:value="162399.9816" calcext:value-type="float">
            <text:p>162399.98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05660.5957" calcext:value-type="float">
            <text:p>205660.5957</text:p>
          </table:table-cell>
          <table:table-cell office:value-type="float" office:value="125656.948" calcext:value-type="float">
            <text:p>125656.948</text:p>
          </table:table-cell>
          <table:table-cell office:value-type="float" office:value="168192.8066" calcext:value-type="float">
            <text:p>168192.8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98477.2902" calcext:value-type="float">
            <text:p>198477.2902</text:p>
          </table:table-cell>
          <table:table-cell office:value-type="float" office:value="133332.6313" calcext:value-type="float">
            <text:p>133332.6313</text:p>
          </table:table-cell>
          <table:table-cell office:value-type="float" office:value="171585.378" calcext:value-type="float">
            <text:p>171585.3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23419.1801" calcext:value-type="float">
            <text:p>223419.1801</text:p>
          </table:table-cell>
          <table:table-cell office:value-type="float" office:value="107539.9251" calcext:value-type="float">
            <text:p>107539.9251</text:p>
          </table:table-cell>
          <table:table-cell office:value-type="float" office:value="167457.7271" calcext:value-type="float">
            <text:p>167457.7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5068.7595" calcext:value-type="float">
            <text:p>215068.7595</text:p>
          </table:table-cell>
          <table:table-cell office:value-type="float" office:value="112365.9158" calcext:value-type="float">
            <text:p>112365.9158</text:p>
          </table:table-cell>
          <table:table-cell office:value-type="float" office:value="165858.5384" calcext:value-type="float">
            <text:p>165858.5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3242.7899" calcext:value-type="float">
            <text:p>103242.7899</text:p>
          </table:table-cell>
          <table:table-cell office:value-type="float" office:value="37872.2653" calcext:value-type="float">
            <text:p>37872.2653</text:p>
          </table:table-cell>
          <table:table-cell office:value-type="float" office:value="69128.8561" calcext:value-type="float">
            <text:p>69128.85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9998.0824" calcext:value-type="float">
            <text:p>99998.0824</text:p>
          </table:table-cell>
          <table:table-cell office:value-type="float" office:value="48599.5991" calcext:value-type="float">
            <text:p>48599.5991</text:p>
          </table:table-cell>
          <table:table-cell office:value-type="float" office:value="69582.7162" calcext:value-type="float">
            <text:p>69582.71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98452.7874" calcext:value-type="float">
            <text:p>98452.7874</text:p>
          </table:table-cell>
          <table:table-cell office:value-type="float" office:value="42846.6441" calcext:value-type="float">
            <text:p>42846.6441</text:p>
          </table:table-cell>
          <table:table-cell office:value-type="float" office:value="69737.7185" calcext:value-type="float">
            <text:p>69737.71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5243.2842" calcext:value-type="float">
            <text:p>95243.2842</text:p>
          </table:table-cell>
          <table:table-cell office:value-type="float" office:value="36437.0575" calcext:value-type="float">
            <text:p>36437.0575</text:p>
          </table:table-cell>
          <table:table-cell office:value-type="float" office:value="63818.0797" calcext:value-type="float">
            <text:p>63818.07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12283.3545" calcext:value-type="float">
            <text:p>112283.3545</text:p>
          </table:table-cell>
          <table:table-cell office:value-type="float" office:value="35872.8757" calcext:value-type="float">
            <text:p>35872.8757</text:p>
          </table:table-cell>
          <table:table-cell office:value-type="float" office:value="65547.31" calcext:value-type="float">
            <text:p>65547.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97634.5989" calcext:value-type="float">
            <text:p>97634.5989</text:p>
          </table:table-cell>
          <table:table-cell office:value-type="float" office:value="33270.3858" calcext:value-type="float">
            <text:p>33270.3858</text:p>
          </table:table-cell>
          <table:table-cell office:value-type="float" office:value="64276.0005" calcext:value-type="float">
            <text:p>64276.0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1302.7351" calcext:value-type="float">
            <text:p>31302.7351</text:p>
          </table:table-cell>
          <table:table-cell office:value-type="float" office:value="8996.8854" calcext:value-type="float">
            <text:p>8996.8854</text:p>
          </table:table-cell>
          <table:table-cell office:value-type="float" office:value="20246.9929" calcext:value-type="float">
            <text:p>20246.99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3948.2073" calcext:value-type="float">
            <text:p>43948.2073</text:p>
          </table:table-cell>
          <table:table-cell office:value-type="float" office:value="9072.4092" calcext:value-type="float">
            <text:p>9072.4092</text:p>
          </table:table-cell>
          <table:table-cell office:value-type="float" office:value="19109.8263" calcext:value-type="float">
            <text:p>19109.82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9383.9292" calcext:value-type="float">
            <text:p>39383.9292</text:p>
          </table:table-cell>
          <table:table-cell office:value-type="float" office:value="10381.9755" calcext:value-type="float">
            <text:p>10381.9755</text:p>
          </table:table-cell>
          <table:table-cell office:value-type="float" office:value="19923.355" calcext:value-type="float">
            <text:p>19923.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8006.0463" calcext:value-type="float">
            <text:p>28006.0463</text:p>
          </table:table-cell>
          <table:table-cell office:value-type="float" office:value="5217.926" calcext:value-type="float">
            <text:p>5217.926</text:p>
          </table:table-cell>
          <table:table-cell office:value-type="float" office:value="15104.8305" calcext:value-type="float">
            <text:p>15104.83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2290.4165" calcext:value-type="float">
            <text:p>32290.4165</text:p>
          </table:table-cell>
          <table:table-cell office:value-type="float" office:value="4783.2108" calcext:value-type="float">
            <text:p>4783.2108</text:p>
          </table:table-cell>
          <table:table-cell office:value-type="float" office:value="14106.2363" calcext:value-type="float">
            <text:p>14106.236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strigin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7059.2025" calcext:value-type="float">
            <text:p>27059.2025</text:p>
          </table:table-cell>
          <table:table-cell table:style-name="ce1" office:value-type="float" office:value="4406.9965" calcext:value-type="float">
            <text:p>4406.9965</text:p>
          </table:table-cell>
          <table:table-cell table:style-name="ce1" office:value-type="float" office:value="13414.7023" calcext:value-type="float">
            <text:p>13414.70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94318.2353" calcext:value-type="float">
            <text:p>394318.2353</text:p>
          </table:table-cell>
          <table:table-cell office:value-type="float" office:value="234512.6717" calcext:value-type="float">
            <text:p>234512.6717</text:p>
          </table:table-cell>
          <table:table-cell office:value-type="float" office:value="316435.6976" calcext:value-type="float">
            <text:p>316435.69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80005.4881" calcext:value-type="float">
            <text:p>380005.4881</text:p>
          </table:table-cell>
          <table:table-cell office:value-type="float" office:value="249156.3316" calcext:value-type="float">
            <text:p>249156.3316</text:p>
          </table:table-cell>
          <table:table-cell office:value-type="float" office:value="311230.8715" calcext:value-type="float">
            <text:p>311230.8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385230.6477" calcext:value-type="float">
            <text:p>385230.6477</text:p>
          </table:table-cell>
          <table:table-cell office:value-type="float" office:value="274591.9703" calcext:value-type="float">
            <text:p>274591.9703</text:p>
          </table:table-cell>
          <table:table-cell office:value-type="float" office:value="318327.3099" calcext:value-type="float">
            <text:p>318327.30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80945.1605" calcext:value-type="float">
            <text:p>380945.1605</text:p>
          </table:table-cell>
          <table:table-cell office:value-type="float" office:value="248966.4508" calcext:value-type="float">
            <text:p>248966.4508</text:p>
          </table:table-cell>
          <table:table-cell office:value-type="float" office:value="324562.176" calcext:value-type="float">
            <text:p>324562.1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73665.6488" calcext:value-type="float">
            <text:p>373665.6488</text:p>
          </table:table-cell>
          <table:table-cell office:value-type="float" office:value="254089.3336" calcext:value-type="float">
            <text:p>254089.3336</text:p>
          </table:table-cell>
          <table:table-cell office:value-type="float" office:value="316804.7211" calcext:value-type="float">
            <text:p>316804.72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363724.5206" calcext:value-type="float">
            <text:p>363724.5206</text:p>
          </table:table-cell>
          <table:table-cell office:value-type="float" office:value="261893.1274" calcext:value-type="float">
            <text:p>261893.1274</text:p>
          </table:table-cell>
          <table:table-cell office:value-type="float" office:value="316160.2462" calcext:value-type="float">
            <text:p>316160.24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62110.8569" calcext:value-type="float">
            <text:p>262110.8569</text:p>
          </table:table-cell>
          <table:table-cell office:value-type="float" office:value="162637.2495" calcext:value-type="float">
            <text:p>162637.2495</text:p>
          </table:table-cell>
          <table:table-cell office:value-type="float" office:value="213899.3417" calcext:value-type="float">
            <text:p>213899.34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69417.6996" calcext:value-type="float">
            <text:p>269417.6996</text:p>
          </table:table-cell>
          <table:table-cell office:value-type="float" office:value="153887.6606" calcext:value-type="float">
            <text:p>153887.6606</text:p>
          </table:table-cell>
          <table:table-cell office:value-type="float" office:value="214679.2943" calcext:value-type="float">
            <text:p>214679.29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69635.9402" calcext:value-type="float">
            <text:p>269635.9402</text:p>
          </table:table-cell>
          <table:table-cell office:value-type="float" office:value="140885.9381" calcext:value-type="float">
            <text:p>140885.9381</text:p>
          </table:table-cell>
          <table:table-cell office:value-type="float" office:value="212883.6877" calcext:value-type="float">
            <text:p>212883.68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69590.6222" calcext:value-type="float">
            <text:p>269590.6222</text:p>
          </table:table-cell>
          <table:table-cell office:value-type="float" office:value="123375.241" calcext:value-type="float">
            <text:p>123375.241</text:p>
          </table:table-cell>
          <table:table-cell office:value-type="float" office:value="201569.6223" calcext:value-type="float">
            <text:p>201569.6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44882.8575" calcext:value-type="float">
            <text:p>244882.8575</text:p>
          </table:table-cell>
          <table:table-cell office:value-type="float" office:value="140163.1083" calcext:value-type="float">
            <text:p>140163.1083</text:p>
          </table:table-cell>
          <table:table-cell office:value-type="float" office:value="199209.5138" calcext:value-type="float">
            <text:p>199209.51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46594.3214" calcext:value-type="float">
            <text:p>246594.3214</text:p>
          </table:table-cell>
          <table:table-cell office:value-type="float" office:value="129899.2406" calcext:value-type="float">
            <text:p>129899.2406</text:p>
          </table:table-cell>
          <table:table-cell office:value-type="float" office:value="189622.5223" calcext:value-type="float">
            <text:p>189622.5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49722.9536" calcext:value-type="float">
            <text:p>149722.9536</text:p>
          </table:table-cell>
          <table:table-cell office:value-type="float" office:value="74552.0584" calcext:value-type="float">
            <text:p>74552.0584</text:p>
          </table:table-cell>
          <table:table-cell office:value-type="float" office:value="112556.8461" calcext:value-type="float">
            <text:p>112556.84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63701.2422" calcext:value-type="float">
            <text:p>163701.2422</text:p>
          </table:table-cell>
          <table:table-cell office:value-type="float" office:value="93225.7636" calcext:value-type="float">
            <text:p>93225.7636</text:p>
          </table:table-cell>
          <table:table-cell office:value-type="float" office:value="122744.485" calcext:value-type="float">
            <text:p>122744.4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137378.5454" calcext:value-type="float">
            <text:p>137378.5454</text:p>
          </table:table-cell>
          <table:table-cell office:value-type="float" office:value="80715.8262" calcext:value-type="float">
            <text:p>80715.8262</text:p>
          </table:table-cell>
          <table:table-cell office:value-type="float" office:value="111066.986" calcext:value-type="float">
            <text:p>111066.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46840.5902" calcext:value-type="float">
            <text:p>146840.5902</text:p>
          </table:table-cell>
          <table:table-cell office:value-type="float" office:value="71823.5283" calcext:value-type="float">
            <text:p>71823.5283</text:p>
          </table:table-cell>
          <table:table-cell office:value-type="float" office:value="100260.1926" calcext:value-type="float">
            <text:p>100260.19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41008.7026" calcext:value-type="float">
            <text:p>141008.7026</text:p>
          </table:table-cell>
          <table:table-cell office:value-type="float" office:value="65066.5389" calcext:value-type="float">
            <text:p>65066.5389</text:p>
          </table:table-cell>
          <table:table-cell office:value-type="float" office:value="93656.2951" calcext:value-type="float">
            <text:p>93656.295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astrigin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18526.711" calcext:value-type="float">
            <text:p>118526.711</text:p>
          </table:table-cell>
          <table:table-cell table:style-name="ce1" office:value-type="float" office:value="61794.254" calcext:value-type="float">
            <text:p>61794.254</text:p>
          </table:table-cell>
          <table:table-cell table:style-name="ce1" office:value-type="float" office:value="92641.9301" calcext:value-type="float">
            <text:p>92641.9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2.0004" calcext:value-type="float">
            <text:p>22.0004</text:p>
          </table:table-cell>
          <table:table-cell office:value-type="float" office:value="21.3081" calcext:value-type="float">
            <text:p>21.3081</text:p>
          </table:table-cell>
          <table:table-cell office:value-type="float" office:value="21.6778" calcext:value-type="float">
            <text:p>21.67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9855" calcext:value-type="float">
            <text:p>21.9855</text:p>
          </table:table-cell>
          <table:table-cell office:value-type="float" office:value="21.3628" calcext:value-type="float">
            <text:p>21.3628</text:p>
          </table:table-cell>
          <table:table-cell office:value-type="float" office:value="21.6841" calcext:value-type="float">
            <text:p>21.68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2.0552" calcext:value-type="float">
            <text:p>22.0552</text:p>
          </table:table-cell>
          <table:table-cell office:value-type="float" office:value="21.1237" calcext:value-type="float">
            <text:p>21.1237</text:p>
          </table:table-cell>
          <table:table-cell office:value-type="float" office:value="21.7236" calcext:value-type="float">
            <text:p>21.7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9354" calcext:value-type="float">
            <text:p>21.9354</text:p>
          </table:table-cell>
          <table:table-cell office:value-type="float" office:value="21.1962" calcext:value-type="float">
            <text:p>21.1962</text:p>
          </table:table-cell>
          <table:table-cell office:value-type="float" office:value="21.6777" calcext:value-type="float">
            <text:p>21.67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9522" calcext:value-type="float">
            <text:p>21.9522</text:p>
          </table:table-cell>
          <table:table-cell office:value-type="float" office:value="21.4067" calcext:value-type="float">
            <text:p>21.4067</text:p>
          </table:table-cell>
          <table:table-cell office:value-type="float" office:value="21.7113" calcext:value-type="float">
            <text:p>21.71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9252" calcext:value-type="float">
            <text:p>21.9252</text:p>
          </table:table-cell>
          <table:table-cell office:value-type="float" office:value="21.3082" calcext:value-type="float">
            <text:p>21.3082</text:p>
          </table:table-cell>
          <table:table-cell office:value-type="float" office:value="21.7029" calcext:value-type="float">
            <text:p>21.70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2069" calcext:value-type="float">
            <text:p>21.2069</text:p>
          </table:table-cell>
          <table:table-cell office:value-type="float" office:value="20.8346" calcext:value-type="float">
            <text:p>20.8346</text:p>
          </table:table-cell>
          <table:table-cell office:value-type="float" office:value="21.0453" calcext:value-type="float">
            <text:p>21.0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1652" calcext:value-type="float">
            <text:p>21.1652</text:p>
          </table:table-cell>
          <table:table-cell office:value-type="float" office:value="20.9213" calcext:value-type="float">
            <text:p>20.9213</text:p>
          </table:table-cell>
          <table:table-cell office:value-type="float" office:value="21.0717" calcext:value-type="float">
            <text:p>21.0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1975" calcext:value-type="float">
            <text:p>21.1975</text:p>
          </table:table-cell>
          <table:table-cell office:value-type="float" office:value="20.8805" calcext:value-type="float">
            <text:p>20.8805</text:p>
          </table:table-cell>
          <table:table-cell office:value-type="float" office:value="21.0715" calcext:value-type="float">
            <text:p>21.07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1994" calcext:value-type="float">
            <text:p>21.1994</text:p>
          </table:table-cell>
          <table:table-cell office:value-type="float" office:value="20.9042" calcext:value-type="float">
            <text:p>20.9042</text:p>
          </table:table-cell>
          <table:table-cell office:value-type="float" office:value="21.083" calcext:value-type="float">
            <text:p>21.0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1939" calcext:value-type="float">
            <text:p>21.1939</text:p>
          </table:table-cell>
          <table:table-cell office:value-type="float" office:value="20.9558" calcext:value-type="float">
            <text:p>20.9558</text:p>
          </table:table-cell>
          <table:table-cell office:value-type="float" office:value="21.0822" calcext:value-type="float">
            <text:p>21.0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1863" calcext:value-type="float">
            <text:p>21.1863</text:p>
          </table:table-cell>
          <table:table-cell office:value-type="float" office:value="20.9054" calcext:value-type="float">
            <text:p>20.9054</text:p>
          </table:table-cell>
          <table:table-cell office:value-type="float" office:value="21.066" calcext:value-type="float">
            <text:p>21.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1438" calcext:value-type="float">
            <text:p>21.1438</text:p>
          </table:table-cell>
          <table:table-cell office:value-type="float" office:value="20.832" calcext:value-type="float">
            <text:p>20.832</text:p>
          </table:table-cell>
          <table:table-cell office:value-type="float" office:value="21.0068" calcext:value-type="float">
            <text:p>21.00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1094" calcext:value-type="float">
            <text:p>21.1094</text:p>
          </table:table-cell>
          <table:table-cell office:value-type="float" office:value="20.7765" calcext:value-type="float">
            <text:p>20.7765</text:p>
          </table:table-cell>
          <table:table-cell office:value-type="float" office:value="21.0078" calcext:value-type="float">
            <text:p>21.00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1154" calcext:value-type="float">
            <text:p>21.1154</text:p>
          </table:table-cell>
          <table:table-cell office:value-type="float" office:value="20.8284" calcext:value-type="float">
            <text:p>20.8284</text:p>
          </table:table-cell>
          <table:table-cell office:value-type="float" office:value="21.001" calcext:value-type="float">
            <text:p>21.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1226" calcext:value-type="float">
            <text:p>21.1226</text:p>
          </table:table-cell>
          <table:table-cell office:value-type="float" office:value="20.724" calcext:value-type="float">
            <text:p>20.724</text:p>
          </table:table-cell>
          <table:table-cell office:value-type="float" office:value="20.9776" calcext:value-type="float">
            <text:p>20.977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ckle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1.0968" calcext:value-type="float">
            <text:p>21.0968</text:p>
          </table:table-cell>
          <table:table-cell table:style-name="ce1" office:value-type="float" office:value="20.737" calcext:value-type="float">
            <text:p>20.737</text:p>
          </table:table-cell>
          <table:table-cell table:style-name="ce1" office:value-type="float" office:value="20.97" calcext:value-type="float">
            <text:p>20.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1183" calcext:value-type="float">
            <text:p>21.1183</text:p>
          </table:table-cell>
          <table:table-cell office:value-type="float" office:value="20.5525" calcext:value-type="float">
            <text:p>20.5525</text:p>
          </table:table-cell>
          <table:table-cell office:value-type="float" office:value="20.9728" calcext:value-type="float">
            <text:p>20.97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6874" calcext:value-type="float">
            <text:p>21.6874</text:p>
          </table:table-cell>
          <table:table-cell office:value-type="float" office:value="21.3483" calcext:value-type="float">
            <text:p>21.3483</text:p>
          </table:table-cell>
          <table:table-cell office:value-type="float" office:value="21.474" calcext:value-type="float">
            <text:p>21.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6675" calcext:value-type="float">
            <text:p>21.6675</text:p>
          </table:table-cell>
          <table:table-cell office:value-type="float" office:value="21.3185" calcext:value-type="float">
            <text:p>21.3185</text:p>
          </table:table-cell>
          <table:table-cell office:value-type="float" office:value="21.5123" calcext:value-type="float">
            <text:p>21.5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666" calcext:value-type="float">
            <text:p>21.666</text:p>
          </table:table-cell>
          <table:table-cell office:value-type="float" office:value="21.3796" calcext:value-type="float">
            <text:p>21.3796</text:p>
          </table:table-cell>
          <table:table-cell office:value-type="float" office:value="21.5091" calcext:value-type="float">
            <text:p>21.5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5872" calcext:value-type="float">
            <text:p>21.5872</text:p>
          </table:table-cell>
          <table:table-cell office:value-type="float" office:value="21.2565" calcext:value-type="float">
            <text:p>21.2565</text:p>
          </table:table-cell>
          <table:table-cell office:value-type="float" office:value="21.4421" calcext:value-type="float">
            <text:p>21.44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6635" calcext:value-type="float">
            <text:p>21.6635</text:p>
          </table:table-cell>
          <table:table-cell office:value-type="float" office:value="21.2588" calcext:value-type="float">
            <text:p>21.2588</text:p>
          </table:table-cell>
          <table:table-cell office:value-type="float" office:value="21.4536" calcext:value-type="float">
            <text:p>21.45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7753" calcext:value-type="float">
            <text:p>21.7753</text:p>
          </table:table-cell>
          <table:table-cell office:value-type="float" office:value="21.2539" calcext:value-type="float">
            <text:p>21.2539</text:p>
          </table:table-cell>
          <table:table-cell office:value-type="float" office:value="21.46" calcext:value-type="float">
            <text:p>21.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4254" calcext:value-type="float">
            <text:p>21.4254</text:p>
          </table:table-cell>
          <table:table-cell office:value-type="float" office:value="21.2602" calcext:value-type="float">
            <text:p>21.2602</text:p>
          </table:table-cell>
          <table:table-cell office:value-type="float" office:value="21.346" calcext:value-type="float">
            <text:p>21.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4181" calcext:value-type="float">
            <text:p>21.4181</text:p>
          </table:table-cell>
          <table:table-cell office:value-type="float" office:value="21.1622" calcext:value-type="float">
            <text:p>21.1622</text:p>
          </table:table-cell>
          <table:table-cell office:value-type="float" office:value="21.3276" calcext:value-type="float">
            <text:p>21.32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4194" calcext:value-type="float">
            <text:p>21.4194</text:p>
          </table:table-cell>
          <table:table-cell office:value-type="float" office:value="21.132" calcext:value-type="float">
            <text:p>21.132</text:p>
          </table:table-cell>
          <table:table-cell office:value-type="float" office:value="21.3269" calcext:value-type="float">
            <text:p>21.3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4188" calcext:value-type="float">
            <text:p>21.4188</text:p>
          </table:table-cell>
          <table:table-cell office:value-type="float" office:value="21.1877" calcext:value-type="float">
            <text:p>21.1877</text:p>
          </table:table-cell>
          <table:table-cell office:value-type="float" office:value="21.3427" calcext:value-type="float">
            <text:p>21.34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4098" calcext:value-type="float">
            <text:p>21.4098</text:p>
          </table:table-cell>
          <table:table-cell office:value-type="float" office:value="21.251" calcext:value-type="float">
            <text:p>21.251</text:p>
          </table:table-cell>
          <table:table-cell office:value-type="float" office:value="21.3474" calcext:value-type="float">
            <text:p>21.34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4102" calcext:value-type="float">
            <text:p>21.4102</text:p>
          </table:table-cell>
          <table:table-cell office:value-type="float" office:value="21.2064" calcext:value-type="float">
            <text:p>21.2064</text:p>
          </table:table-cell>
          <table:table-cell office:value-type="float" office:value="21.3312" calcext:value-type="float">
            <text:p>21.33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3748" calcext:value-type="float">
            <text:p>21.3748</text:p>
          </table:table-cell>
          <table:table-cell office:value-type="float" office:value="21.1259" calcext:value-type="float">
            <text:p>21.1259</text:p>
          </table:table-cell>
          <table:table-cell office:value-type="float" office:value="21.2804" calcext:value-type="float">
            <text:p>21.28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3645" calcext:value-type="float">
            <text:p>21.3645</text:p>
          </table:table-cell>
          <table:table-cell office:value-type="float" office:value="21.2037" calcext:value-type="float">
            <text:p>21.2037</text:p>
          </table:table-cell>
          <table:table-cell office:value-type="float" office:value="21.3081" calcext:value-type="float">
            <text:p>21.30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3636" calcext:value-type="float">
            <text:p>21.3636</text:p>
          </table:table-cell>
          <table:table-cell office:value-type="float" office:value="21.1731" calcext:value-type="float">
            <text:p>21.1731</text:p>
          </table:table-cell>
          <table:table-cell office:value-type="float" office:value="21.2992" calcext:value-type="float">
            <text:p>21.29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3717" calcext:value-type="float">
            <text:p>21.3717</text:p>
          </table:table-cell>
          <table:table-cell office:value-type="float" office:value="21.1896" calcext:value-type="float">
            <text:p>21.1896</text:p>
          </table:table-cell>
          <table:table-cell office:value-type="float" office:value="21.3105" calcext:value-type="float">
            <text:p>21.31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3814" calcext:value-type="float">
            <text:p>21.3814</text:p>
          </table:table-cell>
          <table:table-cell office:value-type="float" office:value="21.2457" calcext:value-type="float">
            <text:p>21.2457</text:p>
          </table:table-cell>
          <table:table-cell office:value-type="float" office:value="21.3102" calcext:value-type="float">
            <text:p>21.310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ckle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21.3653" calcext:value-type="float">
            <text:p>21.3653</text:p>
          </table:table-cell>
          <table:table-cell table:style-name="ce1" office:value-type="float" office:value="21.1212" calcext:value-type="float">
            <text:p>21.1212</text:p>
          </table:table-cell>
          <table:table-cell table:style-name="ce1" office:value-type="float" office:value="21.289" calcext:value-type="float">
            <text:p>21.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4666" calcext:value-type="float">
            <text:p>21.4666</text:p>
          </table:table-cell>
          <table:table-cell office:value-type="float" office:value="21.3203" calcext:value-type="float">
            <text:p>21.3203</text:p>
          </table:table-cell>
          <table:table-cell office:value-type="float" office:value="21.4037" calcext:value-type="float">
            <text:p>21.40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4587" calcext:value-type="float">
            <text:p>21.4587</text:p>
          </table:table-cell>
          <table:table-cell office:value-type="float" office:value="21.2508" calcext:value-type="float">
            <text:p>21.2508</text:p>
          </table:table-cell>
          <table:table-cell office:value-type="float" office:value="21.3964" calcext:value-type="float">
            <text:p>21.39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448" calcext:value-type="float">
            <text:p>21.448</text:p>
          </table:table-cell>
          <table:table-cell office:value-type="float" office:value="21.3083" calcext:value-type="float">
            <text:p>21.3083</text:p>
          </table:table-cell>
          <table:table-cell office:value-type="float" office:value="21.403" calcext:value-type="float">
            <text:p>21.4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4439" calcext:value-type="float">
            <text:p>21.4439</text:p>
          </table:table-cell>
          <table:table-cell office:value-type="float" office:value="21.2814" calcext:value-type="float">
            <text:p>21.2814</text:p>
          </table:table-cell>
          <table:table-cell office:value-type="float" office:value="21.3928" calcext:value-type="float">
            <text:p>21.39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4426" calcext:value-type="float">
            <text:p>21.4426</text:p>
          </table:table-cell>
          <table:table-cell office:value-type="float" office:value="21.3157" calcext:value-type="float">
            <text:p>21.3157</text:p>
          </table:table-cell>
          <table:table-cell office:value-type="float" office:value="21.3856" calcext:value-type="float">
            <text:p>21.3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4388" calcext:value-type="float">
            <text:p>21.4388</text:p>
          </table:table-cell>
          <table:table-cell office:value-type="float" office:value="21.3435" calcext:value-type="float">
            <text:p>21.3435</text:p>
          </table:table-cell>
          <table:table-cell office:value-type="float" office:value="21.39" calcext:value-type="float">
            <text:p>21.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5252" calcext:value-type="float">
            <text:p>21.5252</text:p>
          </table:table-cell>
          <table:table-cell office:value-type="float" office:value="21.3804" calcext:value-type="float">
            <text:p>21.3804</text:p>
          </table:table-cell>
          <table:table-cell office:value-type="float" office:value="21.4523" calcext:value-type="float">
            <text:p>21.4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5037" calcext:value-type="float">
            <text:p>21.5037</text:p>
          </table:table-cell>
          <table:table-cell office:value-type="float" office:value="21.4009" calcext:value-type="float">
            <text:p>21.4009</text:p>
          </table:table-cell>
          <table:table-cell office:value-type="float" office:value="21.4643" calcext:value-type="float">
            <text:p>21.46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501" calcext:value-type="float">
            <text:p>21.501</text:p>
          </table:table-cell>
          <table:table-cell office:value-type="float" office:value="21.3776" calcext:value-type="float">
            <text:p>21.3776</text:p>
          </table:table-cell>
          <table:table-cell office:value-type="float" office:value="21.4535" calcext:value-type="float">
            <text:p>21.45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1.494" calcext:value-type="float">
            <text:p>21.494</text:p>
          </table:table-cell>
          <table:table-cell office:value-type="float" office:value="21.363" calcext:value-type="float">
            <text:p>21.363</text:p>
          </table:table-cell>
          <table:table-cell office:value-type="float" office:value="21.4554" calcext:value-type="float">
            <text:p>21.45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5013" calcext:value-type="float">
            <text:p>21.5013</text:p>
          </table:table-cell>
          <table:table-cell office:value-type="float" office:value="21.3997" calcext:value-type="float">
            <text:p>21.3997</text:p>
          </table:table-cell>
          <table:table-cell office:value-type="float" office:value="21.4606" calcext:value-type="float">
            <text:p>21.46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5104" calcext:value-type="float">
            <text:p>21.5104</text:p>
          </table:table-cell>
          <table:table-cell office:value-type="float" office:value="21.3776" calcext:value-type="float">
            <text:p>21.3776</text:p>
          </table:table-cell>
          <table:table-cell office:value-type="float" office:value="21.4653" calcext:value-type="float">
            <text:p>21.46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4928" calcext:value-type="float">
            <text:p>21.4928</text:p>
          </table:table-cell>
          <table:table-cell office:value-type="float" office:value="21.3695" calcext:value-type="float">
            <text:p>21.3695</text:p>
          </table:table-cell>
          <table:table-cell office:value-type="float" office:value="21.4333" calcext:value-type="float">
            <text:p>21.4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1.4822" calcext:value-type="float">
            <text:p>21.4822</text:p>
          </table:table-cell>
          <table:table-cell office:value-type="float" office:value="21.3094" calcext:value-type="float">
            <text:p>21.3094</text:p>
          </table:table-cell>
          <table:table-cell office:value-type="float" office:value="21.4357" calcext:value-type="float">
            <text:p>21.4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.4861" calcext:value-type="float">
            <text:p>21.4861</text:p>
          </table:table-cell>
          <table:table-cell office:value-type="float" office:value="21.3747" calcext:value-type="float">
            <text:p>21.3747</text:p>
          </table:table-cell>
          <table:table-cell office:value-type="float" office:value="21.4369" calcext:value-type="float">
            <text:p>21.4369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ckley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1.4785" calcext:value-type="float">
            <text:p>21.4785</text:p>
          </table:table-cell>
          <table:table-cell table:style-name="ce1" office:value-type="float" office:value="21.329" calcext:value-type="float">
            <text:p>21.329</text:p>
          </table:table-cell>
          <table:table-cell table:style-name="ce1" office:value-type="float" office:value="21.4299" calcext:value-type="float">
            <text:p>21.4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1.5083" calcext:value-type="float">
            <text:p>21.5083</text:p>
          </table:table-cell>
          <table:table-cell office:value-type="float" office:value="21.3725" calcext:value-type="float">
            <text:p>21.3725</text:p>
          </table:table-cell>
          <table:table-cell office:value-type="float" office:value="21.4381" calcext:value-type="float">
            <text:p>21.43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ckle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1.4729" calcext:value-type="float">
            <text:p>21.4729</text:p>
          </table:table-cell>
          <table:table-cell office:value-type="float" office:value="21.3379" calcext:value-type="float">
            <text:p>21.3379</text:p>
          </table:table-cell>
          <table:table-cell office:value-type="float" office:value="21.4352" calcext:value-type="float">
            <text:p>21.435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6:43:08.456563759</dc:date>
    <meta:editing-duration>PT37M59S</meta:editing-duration>
    <meta:editing-cycles>6</meta:editing-cycles>
    <meta:generator>LibreOffice/6.0.7.3$Linux_X86_64 LibreOffice_project/00m0$Build-3</meta:generator>
    <meta:document-statistic meta:table-count="1" meta:cell-count="1947" meta:object-count="0"/>
  </office:meta>
</office:document-meta>
</file>